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fo:color="#000000" loext:opacity="100%" style:font-name="Calibri Light" fo:font-size="11pt" style:font-size-asian="11pt" style:font-size-complex="11pt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Calibri Light" fo:font-size="11pt" fo:letter-spacing="normal" fo:font-style="normal" style:text-underline-style="none" fo:font-weight="bold" officeooo:rsid="001f164b" officeooo:paragraph-rsid="001f164b" style:text-blinking="false" style:font-size-asian="11pt" style:font-size-complex="11pt" loext:padding="0cm" loext:border="none"/>
    </style:style>
    <style:style style:name="P3" style:family="paragraph" style:parent-style-name="Text_20_body" style:list-style-name="L1">
      <style:paragraph-properties fo:margin-left="0cm" fo:margin-right="0cm" fo:margin-top="0.101cm" fo:margin-bottom="0.101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Calibri Light" fo:font-size="11pt" fo:letter-spacing="normal" fo:font-style="normal" style:text-underline-style="none" fo:font-weight="normal" officeooo:rsid="001f164b" officeooo:paragraph-rsid="001f164b" style:text-blinking="false" style:font-size-asian="11pt" style:font-weight-asian="normal" style:font-size-complex="11pt" style:font-weight-complex="normal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.101cm" fo:margin-bottom="0.101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Calibri Light" fo:font-size="11pt" fo:letter-spacing="normal" fo:font-style="normal" style:text-underline-style="none" fo:font-weight="bold" style:text-blinking="false" style:font-size-asian="11pt" style:font-weight-asian="bold" style:font-size-complex="11pt" style:font-weight-complex="bold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.101cm" fo:margin-bottom="0.101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Calibri Light" fo:font-size="11pt" fo:letter-spacing="normal" fo:font-style="normal" style:text-underline-style="none" fo:font-weight="bold" officeooo:paragraph-rsid="001f164b" style:text-blinking="false" style:font-size-asian="11pt" style:font-weight-asian="bold" style:font-size-complex="11pt" style:font-weight-complex="bold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.101cm" fo:margin-bottom="0.101cm" style:contextual-spacing="false" fo:orphans="2" fo:widows="2" fo:text-indent="0cm" style:auto-text-indent="false" fo:padding="0cm" fo:border="none"/>
    </style:style>
    <style:style style:name="T1" style:family="text">
      <style:text-properties officeooo:rsid="002074b4"/>
    </style:style>
    <style:style style:name="T2" style:family="text">
      <style:text-properties officeooo:rsid="0022e9c3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 Light" fo:font-size="11pt" fo:letter-spacing="normal" fo:font-style="normal" style:text-underline-style="none" fo:font-weight="bold" style:text-blinking="false" style:font-size-asian="11pt" style:font-weight-asian="bold" style:font-size-complex="11pt" style:font-weight-complex="bold" loext:padding="0cm" loext:border="none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87144819" text:style-name="L1">
        <text:list-header>
          <text:p text:style-name="P2">Comandos básicos de Linux</text:p>
          <text:p text:style-name="P3">Analiza y describe con tus propias palabras la función de los siguientes comandos básicos de Linux.</text:p>
          <text:p text:style-name="P4">- Comando ls : <text:span text:style-name="T2">mirar dentro de un directorio</text:span></text:p>
          <text:p text:style-name="P4">- Comando cd : <text:span text:style-name="T2">acceder a un directorio</text:span></text:p>
          <text:p text:style-name="P4">- Comando cp : <text:span text:style-name="T2">copiar un archivo</text:span></text:p>
          <text:p text:style-name="P4">- Comando mv : <text:span text:style-name="T2">mover un archivo </text:span></text:p>
          <text:p text:style-name="P4">- Comando rm : <text:span text:style-name="T2">borrar un archivo</text:span></text:p>
          <text:p text:style-name="P4">- Comando mkdir : <text:span text:style-name="T2">crear un directorio </text:span></text:p>
          <text:p text:style-name="P4">- Comando rmdir : <text:span text:style-name="T2">borrar un directorio </text:span></text:p>
          <text:p text:style-name="P6"><text:span text:style-name="T4">- Comando chown : </text:span><text:span text:style-name="T3">permite cambiar el propietario de un archivo</text:span> </text:p>
          <text:p text:style-name="P4">- Comando chmod : <text:span text:style-name="T2">cambia los permisos </text:span></text:p>
          <text:p text:style-name="P4">- Comando Localizar :??????</text:p>
          <text:p text:style-name="P4">- Comando updatedb : <text:span text:style-name="T2">crea una base de datos</text:span></text:p>
          <text:p text:style-name="P4">- Comando date : <text:span text:style-name="T2">ver fecha</text:span></text:p>
          <text:p text:style-name="P4">- Comando tar : <text:span text:style-name="T2">crea un archivo comprimido en tar</text:span></text:p>
          <text:p text:style-name="P4">- Comando cat : <text:span text:style-name="T2">concatenar archivos</text:span></text:p>
          <text:p text:style-name="P4">- Comando less : <text:span text:style-name="T2">ver un archivo sin manipular ni editar</text:span></text:p>
          <text:p text:style-name="P5">- Comando grep : <text:span text:style-name="T2">entontrar el texto que indiques en el pc</text:span></text:p>
          <text:p text:style-name="P5">- Comando passwd : <text:span text:style-name="T2">cambiar la contraseña de usuario</text:span></text:p>
          <text:p text:style-name="P4">- Comando du : <text:span text:style-name="T2">se utiliza para ver el tamaño de linux</text:span></text:p>
          <text:p text:style-name="P4">- Comando reboot : <text:span text:style-name="T2">reinicio</text:span></text:p>
          <text:p text:style-name="P4">- Comando halt : <text:span text:style-name="T2">apagar el sistema</text:span></text:p>
          <text:p text:style-name="P4">- <text:span text:style-name="T1">Comando help : </text:span><text:span text:style-name="T2">ayuda</text:span></text:p>
          <text:p text:style-name="P4">- <text:span text:style-name="T1">Comando pwd : </text:span><text:span text:style-name="T2">indica el directorio actual</text:span></text:p>
          <text:p text:style-name="P4"/>
        </text:list-header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5T13:13:26.256000000</meta:creation-date>
    <dc:date>2022-01-12T09:22:50.583000000</dc:date>
    <meta:editing-duration>PT21M29S</meta:editing-duration>
    <meta:editing-cycles>4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25" meta:word-count="219" meta:character-count="1027" meta:non-whitespace-character-count="852"/>
  </office:meta>
</office:document-meta>
</file>